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rimson Text" svg:font-family="'Crimson Text'" style:font-adornments="Fett" style:font-pitch="variable"/>
    <style:font-face style:name="Crimson Text1" svg:font-family="'Crimson Text'" style:font-adornments="Standard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0mm" table:align="margins"/>
    </style:style>
    <style:style style:name="Tabelle1.A" style:family="table-column">
      <style:table-column-properties style:column-width="34.93mm" style:rel-column-width="13463*"/>
    </style:style>
    <style:style style:name="Tabelle1.B" style:family="table-column">
      <style:table-column-properties style:column-width="135.08mm" style:rel-column-width="52072*"/>
    </style:style>
    <style:style style:name="Tabelle1.A1" style:family="table-cell">
      <style:table-cell-properties fo:padding="0mm" fo:border="none" style:writing-mode="page"/>
    </style:style>
    <style:style style:name="Tabelle1.5" style:family="table-row">
      <style:table-row-properties style:min-row-height="4.67mm"/>
    </style:style>
    <style:style style:name="P1" style:family="paragraph" style:parent-style-name="Header">
      <style:text-properties style:font-name="Montserrat" fo:font-weight="bold" officeooo:rsid="00169140" officeooo:paragraph-rsid="00169140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Montserrat" officeooo:rsid="00169140" officeooo:paragraph-rsid="00169140"/>
    </style:style>
    <style:style style:name="P3" style:family="paragraph" style:parent-style-name="Standard">
      <style:text-properties style:font-name="Montserrat" fo:font-size="22pt" officeooo:rsid="00169ed1" officeooo:paragraph-rsid="00169ed1" style:font-size-asian="22pt" style:font-size-complex="22pt"/>
    </style:style>
    <style:style style:name="P4" style:family="paragraph" style:parent-style-name="Standard">
      <style:text-properties officeooo:paragraph-rsid="00169ed1"/>
    </style:style>
    <style:style style:name="P5" style:family="paragraph" style:parent-style-name="Table_20_Contents">
      <style:text-properties style:font-name="Montserrat" fo:font-size="12pt" style:font-size-asian="10.5pt" style:font-size-complex="12pt"/>
    </style:style>
    <style:style style:name="P6" style:family="paragraph" style:parent-style-name="Table_20_Contents">
      <style:text-properties style:font-name="Montserrat" fo:font-size="12pt" officeooo:rsid="00169ed1" officeooo:paragraph-rsid="00169ed1" style:font-size-asian="10.5pt" style:font-size-complex="12pt"/>
    </style:style>
    <style:style style:name="P7" style:family="paragraph" style:parent-style-name="Table_20_Contents">
      <style:text-properties style:font-name="Montserrat" fo:font-size="12pt" officeooo:rsid="001d4101" officeooo:paragraph-rsid="001d4101" style:font-size-asian="10.5pt" style:font-size-complex="12pt"/>
    </style:style>
    <style:style style:name="P8" style:family="paragraph" style:parent-style-name="MyText">
      <style:text-properties officeooo:paragraph-rsid="00224e05"/>
    </style:style>
    <style:style style:name="P9" style:family="paragraph" style:parent-style-name="MyText">
      <style:text-properties officeooo:paragraph-rsid="00249935"/>
    </style:style>
    <style:style style:name="P10" style:family="paragraph" style:parent-style-name="MyText">
      <style:paragraph-properties fo:text-align="justify" style:justify-single-word="false"/>
      <style:text-properties officeooo:paragraph-rsid="0023944a"/>
    </style:style>
    <style:style style:name="P11" style:family="paragraph" style:parent-style-name="MyText">
      <style:text-properties officeooo:rsid="0036464b" officeooo:paragraph-rsid="003865e3"/>
    </style:style>
    <style:style style:name="P12" style:family="paragraph" style:parent-style-name="MyText">
      <style:paragraph-properties fo:line-height="100%"/>
      <style:text-properties officeooo:paragraph-rsid="0036464b"/>
    </style:style>
    <style:style style:name="P13" style:family="paragraph" style:parent-style-name="MyText">
      <style:text-properties officeooo:paragraph-rsid="003a2996"/>
    </style:style>
    <style:style style:name="P14" style:family="paragraph" style:parent-style-name="MyText">
      <style:text-properties officeooo:paragraph-rsid="003bcd67"/>
    </style:style>
    <style:style style:name="P15" style:family="paragraph" style:parent-style-name="MyText">
      <style:text-properties officeooo:paragraph-rsid="00407e2f"/>
    </style:style>
    <style:style style:name="P16" style:family="paragraph" style:parent-style-name="MyText">
      <style:paragraph-properties fo:margin-top="0mm" fo:margin-bottom="0mm" loext:contextual-spacing="false" fo:line-height="100%"/>
      <style:text-properties style:font-name="Crimson Text1" officeooo:rsid="0036d952" officeooo:paragraph-rsid="0036d952"/>
    </style:style>
    <style:style style:name="P17" style:family="paragraph" style:parent-style-name="Standard">
      <style:text-properties style:font-name="Montserrat" fo:font-size="22pt" fo:font-weight="bold" officeooo:rsid="00169ed1" officeooo:paragraph-rsid="00169ed1" style:font-size-asian="22pt" style:font-weight-asian="bold" style:font-size-complex="22pt" style:font-weight-complex="bold"/>
    </style:style>
    <style:style style:name="P18" style:family="paragraph" style:parent-style-name="Heading_20_1_20__28_user_29_" style:list-style-name="L1">
      <style:paragraph-properties fo:break-before="page"/>
      <style:text-properties style:font-name="Crimson Text" fo:font-size="18.2000007629395pt" fo:font-weight="bold" officeooo:rsid="003592c5" officeooo:paragraph-rsid="003592c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9" style:family="paragraph" style:parent-style-name="Heading_20_1_20__28_user_29_" style:list-style-name="L1">
      <style:paragraph-properties fo:break-before="page"/>
      <style:text-properties style:font-name="Crimson Text" fo:font-size="18.2000007629395pt" fo:font-weight="bold" officeooo:rsid="00267e43" officeooo:paragraph-rsid="00267e4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0" style:family="paragraph" style:parent-style-name="Heading_20_1_20__28_user_29_" style:list-style-name="L1">
      <style:paragraph-properties fo:break-before="page"/>
      <style:text-properties officeooo:paragraph-rsid="0052d16e"/>
    </style:style>
    <style:style style:name="P21" style:family="paragraph" style:parent-style-name="Heading_20_2_20__28_user_29_" style:list-style-name="L1">
      <style:text-properties officeooo:paragraph-rsid="003a2996"/>
    </style:style>
    <style:style style:name="P22" style:family="paragraph" style:parent-style-name="Heading_20_2_20__28_user_29_" style:list-style-name="L1">
      <style:paragraph-properties fo:text-align="justify" style:justify-single-word="false"/>
      <style:text-properties style:font-name="Crimson Text1" fo:font-size="16.1000003814697pt" fo:font-weight="bold" officeooo:rsid="0036464b" officeooo:paragraph-rsid="0036464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3" style:family="paragraph" style:parent-style-name="Heading_20_2_20__28_user_29_" style:list-style-name="L1">
      <style:text-properties officeooo:rsid="00224e05" officeooo:paragraph-rsid="00224e05"/>
    </style:style>
    <style:style style:name="P24" style:family="paragraph" style:parent-style-name="Heading_20_2_20__28_user_29_" style:list-style-name="L1">
      <style:text-properties style:font-name="Crimson Text" fo:font-size="16.1000003814697pt" fo:font-weight="bold" officeooo:rsid="00249935" officeooo:paragraph-rsid="0024993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5" style:family="paragraph" style:parent-style-name="Heading_20_2_20__28_user_29_" style:list-style-name="L1">
      <style:text-properties style:font-name="Crimson Text" fo:font-size="16.1000003814697pt" fo:font-weight="bold" officeooo:rsid="0032f550" officeooo:paragraph-rsid="0032f55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6" style:family="paragraph" style:parent-style-name="Heading_20_2_20__28_user_29_" style:list-style-name="L1">
      <style:text-properties style:font-name="Crimson Text" fo:font-size="16.1000003814697pt" fo:font-weight="bold" officeooo:rsid="003a2996" officeooo:paragraph-rsid="003a299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27" style:family="paragraph" style:parent-style-name="Heading_20_3_20__28_user_29_" style:list-style-name="L1"/>
    <style:style style:name="P28" style:family="paragraph" style:parent-style-name="Heading_20_3_20__28_user_29_" style:list-style-name="L1">
      <style:text-properties officeooo:paragraph-rsid="00439863"/>
    </style:style>
    <style:style style:name="P29" style:family="paragraph" style:parent-style-name="MyText">
      <style:text-properties officeooo:rsid="004612e4" officeooo:paragraph-rsid="004612e4"/>
    </style:style>
    <style:style style:name="P30" style:family="paragraph" style:parent-style-name="MyText">
      <style:text-properties fo:font-weight="bold" officeooo:rsid="0051822d" officeooo:paragraph-rsid="0051822d" style:font-weight-asian="bold" style:font-weight-complex="bold"/>
    </style:style>
    <style:style style:name="P31" style:family="paragraph" style:parent-style-name="MyText">
      <style:text-properties fo:font-weight="bold" officeooo:rsid="0051822d" officeooo:paragraph-rsid="0052d16e" style:font-weight-asian="bold" style:font-weight-complex="bold"/>
    </style:style>
    <style:style style:name="P32" style:family="paragraph" style:parent-style-name="MyText">
      <style:text-properties officeooo:rsid="004d5c7b" officeooo:paragraph-rsid="004d5c7b"/>
    </style:style>
    <style:style style:name="P33" style:family="paragraph" style:parent-style-name="MyText">
      <style:text-properties officeooo:paragraph-rsid="004d5c7b"/>
    </style:style>
    <style:style style:name="P34" style:family="paragraph" style:parent-style-name="MyText">
      <style:text-properties officeooo:rsid="0036464b" officeooo:paragraph-rsid="004d5c7b"/>
    </style:style>
    <style:style style:name="P35" style:family="paragraph" style:parent-style-name="MyText">
      <style:text-properties officeooo:rsid="0036464b" officeooo:paragraph-rsid="0051206e"/>
    </style:style>
    <style:style style:name="P36" style:family="paragraph" style:parent-style-name="MyText">
      <style:text-properties officeooo:paragraph-rsid="00501edb"/>
    </style:style>
    <style:style style:name="P37" style:family="paragraph" style:parent-style-name="MyText">
      <style:paragraph-properties fo:line-height="100%"/>
      <style:text-properties officeooo:paragraph-rsid="0036d952"/>
    </style:style>
    <style:style style:name="P38" style:family="paragraph" style:parent-style-name="MyText">
      <style:paragraph-properties fo:line-height="100%"/>
      <style:text-properties officeooo:paragraph-rsid="0051822d"/>
    </style:style>
    <style:style style:name="P39" style:family="paragraph" style:parent-style-name="MyText">
      <style:text-properties officeooo:paragraph-rsid="003865e3"/>
    </style:style>
    <style:style style:name="P40" style:family="paragraph" style:parent-style-name="MyText">
      <style:text-properties officeooo:paragraph-rsid="0051822d"/>
    </style:style>
    <style:style style:name="P41" style:family="paragraph" style:parent-style-name="MyText">
      <style:text-properties officeooo:paragraph-rsid="0052d16e"/>
    </style:style>
    <style:style style:name="P42" style:family="paragraph" style:parent-style-name="MyText">
      <style:paragraph-properties fo:margin-top="0mm" fo:margin-bottom="0mm" loext:contextual-spacing="false" fo:line-height="100%"/>
      <style:text-properties style:font-name="Crimson Text1" officeooo:rsid="003bcd67" officeooo:paragraph-rsid="004d5c7b"/>
    </style:style>
    <style:style style:name="P43" style:family="paragraph" style:parent-style-name="MyText">
      <style:paragraph-properties fo:margin-top="0mm" fo:margin-bottom="0mm" loext:contextual-spacing="false" fo:line-height="100%"/>
      <style:text-properties style:font-name="Crimson Text1" officeooo:rsid="0036464b" officeooo:paragraph-rsid="004d5c7b"/>
    </style:style>
    <style:style style:name="P44" style:family="paragraph" style:parent-style-name="MyText">
      <style:paragraph-properties fo:margin-top="0mm" fo:margin-bottom="0mm" loext:contextual-spacing="false" fo:line-height="100%"/>
      <style:text-properties style:font-name="Crimson Text1" officeooo:rsid="004d5c7b" officeooo:paragraph-rsid="004d5c7b"/>
    </style:style>
    <style:style style:name="P45" style:family="paragraph" style:parent-style-name="MyText">
      <style:paragraph-properties fo:margin-top="0mm" fo:margin-bottom="0mm" loext:contextual-spacing="false" fo:line-height="100%"/>
      <style:text-properties style:font-name="Crimson Text1" officeooo:rsid="003865e3" officeooo:paragraph-rsid="0052d16e"/>
    </style:style>
    <style:style style:name="P46" style:family="paragraph" style:parent-style-name="MyText">
      <style:paragraph-properties fo:margin-top="0mm" fo:margin-bottom="0mm" loext:contextual-spacing="false" fo:line-height="100%"/>
      <style:text-properties style:font-name="Crimson Text1" officeooo:rsid="003a2996" officeooo:paragraph-rsid="00501edb"/>
    </style:style>
    <style:style style:name="P47" style:family="paragraph" style:parent-style-name="MyText">
      <style:paragraph-properties fo:margin-top="0mm" fo:margin-bottom="0mm" loext:contextual-spacing="false" fo:line-height="100%"/>
      <style:text-properties style:font-name="Crimson Text1" officeooo:rsid="00501edb" officeooo:paragraph-rsid="0051206e"/>
    </style:style>
    <style:style style:name="P48" style:family="paragraph" style:parent-style-name="MyText">
      <style:paragraph-properties fo:margin-top="0mm" fo:margin-bottom="0mm" loext:contextual-spacing="false" fo:line-height="100%"/>
      <style:text-properties style:font-name="Crimson Text1" officeooo:rsid="0051206e" officeooo:paragraph-rsid="0051206e"/>
    </style:style>
    <style:style style:name="P49" style:family="paragraph" style:parent-style-name="MyText">
      <style:paragraph-properties fo:margin-top="0mm" fo:margin-bottom="0mm" loext:contextual-spacing="false" fo:line-height="100%"/>
      <style:text-properties style:font-name="Crimson Text1" officeooo:rsid="0051822d" officeooo:paragraph-rsid="0051822d"/>
    </style:style>
    <style:style style:name="P50" style:family="paragraph" style:parent-style-name="MyText">
      <style:paragraph-properties fo:margin-top="0mm" fo:margin-bottom="0mm" loext:contextual-spacing="false" fo:line-height="100%"/>
      <style:text-properties style:font-name="Crimson Text1" officeooo:rsid="0052d16e" officeooo:paragraph-rsid="0052d16e"/>
    </style:style>
    <style:style style:name="P51" style:family="paragraph" style:parent-style-name="MyText">
      <style:paragraph-properties fo:margin-top="0mm" fo:margin-bottom="0mm" loext:contextual-spacing="false" fo:line-height="100%"/>
      <style:text-properties officeooo:rsid="0036464b" officeooo:paragraph-rsid="004d5c7b"/>
    </style:style>
    <style:style style:name="P52" style:family="paragraph" style:parent-style-name="MyText">
      <style:paragraph-properties fo:margin-top="0mm" fo:margin-bottom="2.47mm" loext:contextual-spacing="false"/>
    </style:style>
    <style:style style:name="P53" style:family="paragraph" style:parent-style-name="MyText">
      <style:paragraph-properties fo:margin-top="0mm" fo:margin-bottom="2.47mm" loext:contextual-spacing="false"/>
      <style:text-properties fo:font-weight="bold" officeooo:rsid="003bcd67" officeooo:paragraph-rsid="003bcd67" style:font-weight-asian="bold" style:font-weight-complex="bold"/>
    </style:style>
    <style:style style:name="P54" style:family="paragraph" style:parent-style-name="MyText">
      <style:paragraph-properties fo:margin-top="0mm" fo:margin-bottom="2.47mm" loext:contextual-spacing="false"/>
      <style:text-properties fo:font-weight="bold" officeooo:rsid="003bcd67" officeooo:paragraph-rsid="0042271e" style:font-weight-asian="bold" style:font-weight-complex="bold"/>
    </style:style>
    <style:style style:name="P55" style:family="paragraph" style:parent-style-name="MyText">
      <style:paragraph-properties fo:margin-top="0mm" fo:margin-bottom="2.47mm" loext:contextual-spacing="false"/>
      <style:text-properties fo:font-weight="bold" officeooo:rsid="003bcd67" officeooo:paragraph-rsid="004a8e72" style:font-weight-asian="bold" style:font-weight-complex="bold"/>
    </style:style>
    <style:style style:name="P56" style:family="paragraph" style:parent-style-name="MyText">
      <style:paragraph-properties fo:margin-top="0mm" fo:margin-bottom="2.47mm" loext:contextual-spacing="false"/>
      <style:text-properties fo:font-weight="bold" officeooo:rsid="003bcd67" officeooo:paragraph-rsid="0051822d" style:font-weight-asian="bold" style:font-weight-complex="bold"/>
    </style:style>
    <style:style style:name="P57" style:family="paragraph" style:parent-style-name="MyText">
      <style:paragraph-properties fo:margin-top="0mm" fo:margin-bottom="2.47mm" loext:contextual-spacing="false"/>
      <style:text-properties fo:font-weight="bold" officeooo:rsid="003bcd67" officeooo:paragraph-rsid="0052d16e" style:font-weight-asian="bold" style:font-weight-complex="bold"/>
    </style:style>
    <style:style style:name="P58" style:family="paragraph" style:parent-style-name="MyText" style:list-style-name="L2">
      <style:paragraph-properties fo:margin-top="0mm" fo:margin-bottom="2.47mm" loext:contextual-spacing="false"/>
      <style:text-properties officeooo:paragraph-rsid="003bcd67"/>
    </style:style>
    <style:style style:name="P59" style:family="paragraph" style:parent-style-name="MyText" style:list-style-name="L2">
      <style:paragraph-properties fo:margin-top="0mm" fo:margin-bottom="2.47mm" loext:contextual-spacing="false"/>
      <style:text-properties officeooo:rsid="00407e2f" officeooo:paragraph-rsid="00407e2f"/>
    </style:style>
    <style:style style:name="P60" style:family="paragraph" style:parent-style-name="MyText">
      <style:paragraph-properties fo:margin-top="0mm" fo:margin-bottom="2.47mm" loext:contextual-spacing="false"/>
      <style:text-properties officeooo:paragraph-rsid="003d2424"/>
    </style:style>
    <style:style style:name="P61" style:family="paragraph" style:parent-style-name="MyText" style:list-style-name="L6">
      <style:paragraph-properties fo:margin-top="0mm" fo:margin-bottom="2.47mm" loext:contextual-spacing="false"/>
      <style:text-properties officeooo:paragraph-rsid="003d2424"/>
    </style:style>
    <style:style style:name="P62" style:family="paragraph" style:parent-style-name="MyText" style:list-style-name="L6">
      <style:paragraph-properties fo:margin-top="0mm" fo:margin-bottom="2.47mm" loext:contextual-spacing="false"/>
      <style:text-properties officeooo:paragraph-rsid="00476ce1"/>
    </style:style>
    <style:style style:name="P63" style:family="paragraph" style:parent-style-name="MyText" style:list-style-name="L6">
      <style:paragraph-properties fo:margin-top="0mm" fo:margin-bottom="2.47mm" loext:contextual-spacing="false"/>
      <style:text-properties officeooo:paragraph-rsid="004a8e72"/>
    </style:style>
    <style:style style:name="P64" style:family="paragraph" style:parent-style-name="MyText" style:list-style-name="L6">
      <style:paragraph-properties fo:margin-top="0mm" fo:margin-bottom="2.47mm" loext:contextual-spacing="false"/>
      <style:text-properties officeooo:paragraph-rsid="0051206e"/>
    </style:style>
    <style:style style:name="P65" style:family="paragraph" style:parent-style-name="MyText">
      <style:paragraph-properties fo:margin-top="0mm" fo:margin-bottom="2.47mm" loext:contextual-spacing="false"/>
      <style:text-properties officeooo:paragraph-rsid="0042271e"/>
    </style:style>
    <style:style style:name="P66" style:family="paragraph" style:parent-style-name="MyText">
      <style:paragraph-properties fo:margin-top="0mm" fo:margin-bottom="2.47mm" loext:contextual-spacing="false"/>
      <style:text-properties style:font-name="Crimson Text1" officeooo:rsid="0042271e" officeooo:paragraph-rsid="0042271e"/>
    </style:style>
    <style:style style:name="P67" style:family="paragraph" style:parent-style-name="MyText" style:list-style-name="L7">
      <style:paragraph-properties fo:margin-top="0mm" fo:margin-bottom="2.47mm" loext:contextual-spacing="false"/>
      <style:text-properties style:font-name="Crimson Text1" officeooo:rsid="004a8e72" officeooo:paragraph-rsid="004a8e72"/>
    </style:style>
    <style:style style:name="P68" style:family="paragraph" style:parent-style-name="MyText" style:list-style-name="L9">
      <style:paragraph-properties fo:margin-top="0mm" fo:margin-bottom="2.47mm" loext:contextual-spacing="false"/>
      <style:text-properties style:font-name="Crimson Text1" officeooo:rsid="004a8e72" officeooo:paragraph-rsid="004e513c"/>
    </style:style>
    <style:style style:name="P69" style:family="paragraph" style:parent-style-name="MyText" style:list-style-name="L8">
      <style:paragraph-properties fo:margin-top="0mm" fo:margin-bottom="2.47mm" loext:contextual-spacing="false"/>
      <style:text-properties style:font-name="Crimson Text1" officeooo:rsid="004e513c" officeooo:paragraph-rsid="004e513c"/>
    </style:style>
    <style:style style:name="P70" style:family="paragraph" style:parent-style-name="MyText" style:list-style-name="L9">
      <style:paragraph-properties fo:margin-top="0mm" fo:margin-bottom="2.47mm" loext:contextual-spacing="false"/>
      <style:text-properties style:font-name="Crimson Text1" fo:font-weight="normal" officeooo:rsid="0051206e" officeooo:paragraph-rsid="0051206e" style:font-weight-asian="normal" style:font-weight-complex="normal"/>
    </style:style>
    <style:style style:name="P71" style:family="paragraph" style:parent-style-name="MyText">
      <style:paragraph-properties fo:margin-top="0mm" fo:margin-bottom="2.47mm" loext:contextual-spacing="false"/>
      <style:text-properties style:font-name="Crimson Text1" fo:font-weight="normal" officeooo:rsid="0052d16e" officeooo:paragraph-rsid="0052d16e" style:font-weight-asian="normal" style:font-weight-complex="normal"/>
    </style:style>
    <style:style style:name="P72" style:family="paragraph" style:parent-style-name="MyText" style:list-style-name="L3">
      <style:paragraph-properties fo:margin-top="0mm" fo:margin-bottom="2.47mm" loext:contextual-spacing="false"/>
      <style:text-properties officeooo:paragraph-rsid="00476ce1"/>
    </style:style>
    <style:style style:name="P73" style:family="paragraph" style:parent-style-name="MyText" style:list-style-name="L3">
      <style:paragraph-properties fo:margin-top="0mm" fo:margin-bottom="2.47mm" loext:contextual-spacing="false"/>
      <style:text-properties officeooo:paragraph-rsid="004612e4"/>
    </style:style>
    <style:style style:name="P74" style:family="paragraph" style:parent-style-name="MyText">
      <style:paragraph-properties fo:margin-top="0mm" fo:margin-bottom="2.47mm" loext:contextual-spacing="false"/>
      <style:text-properties officeooo:paragraph-rsid="003f7da5"/>
    </style:style>
    <style:style style:name="P75" style:family="paragraph" style:parent-style-name="MyText" style:list-style-name="L5">
      <style:paragraph-properties fo:margin-top="0mm" fo:margin-bottom="2.47mm" loext:contextual-spacing="false"/>
      <style:text-properties officeooo:paragraph-rsid="00476ce1"/>
    </style:style>
    <style:style style:name="P76" style:family="paragraph" style:parent-style-name="MyText">
      <style:paragraph-properties fo:margin-top="0mm" fo:margin-bottom="2.47mm" loext:contextual-spacing="false"/>
      <style:text-properties fo:font-weight="normal" officeooo:rsid="004a8e72" officeooo:paragraph-rsid="004a8e72" style:font-weight-asian="normal" style:font-weight-complex="normal"/>
    </style:style>
    <style:style style:name="P77" style:family="paragraph" style:parent-style-name="MyText" style:list-style-name="L9">
      <style:paragraph-properties fo:margin-top="0mm" fo:margin-bottom="2.47mm" loext:contextual-spacing="false"/>
      <style:text-properties fo:font-weight="normal" officeooo:rsid="004c776e" officeooo:paragraph-rsid="004e513c" style:font-weight-asian="normal" style:font-weight-complex="normal"/>
    </style:style>
    <style:style style:name="P78" style:family="paragraph" style:parent-style-name="MyText" style:list-style-name="L7">
      <style:paragraph-properties fo:margin-top="0mm" fo:margin-bottom="2.47mm" loext:contextual-spacing="false"/>
      <style:text-properties officeooo:paragraph-rsid="004a8e72"/>
    </style:style>
    <style:style style:name="P79" style:family="paragraph" style:parent-style-name="MyText" style:list-style-name="L7">
      <style:paragraph-properties fo:margin-top="0mm" fo:margin-bottom="2.47mm" loext:contextual-spacing="false"/>
      <style:text-properties officeooo:paragraph-rsid="004c776e"/>
    </style:style>
    <style:style style:name="P80" style:family="paragraph" style:parent-style-name="MyText" style:list-style-name="L7">
      <style:paragraph-properties fo:margin-top="0mm" fo:margin-bottom="2.47mm" loext:contextual-spacing="false"/>
      <style:text-properties officeooo:rsid="004c776e" officeooo:paragraph-rsid="004c776e"/>
    </style:style>
    <style:style style:name="P81" style:family="paragraph" style:parent-style-name="MyText">
      <style:paragraph-properties fo:margin-top="0mm" fo:margin-bottom="2.47mm" loext:contextual-spacing="false"/>
      <style:text-properties officeooo:paragraph-rsid="004e513c"/>
    </style:style>
    <style:style style:name="P82" style:family="paragraph" style:parent-style-name="MyText" style:list-style-name="L9">
      <style:paragraph-properties fo:margin-top="0mm" fo:margin-bottom="2.47mm" loext:contextual-spacing="false"/>
      <style:text-properties officeooo:paragraph-rsid="004e513c"/>
    </style:style>
    <style:style style:name="P83" style:family="paragraph" style:parent-style-name="MyText" style:list-style-name="L5">
      <style:paragraph-properties fo:margin-top="0mm" fo:margin-bottom="2.47mm" loext:contextual-spacing="false"/>
      <style:text-properties officeooo:rsid="00501edb" officeooo:paragraph-rsid="00501edb"/>
    </style:style>
    <style:style style:name="P84" style:family="paragraph" style:parent-style-name="Table_20_Contents">
      <style:text-properties style:font-name="Montserrat" fo:font-size="12pt" officeooo:rsid="00550e9b" officeooo:paragraph-rsid="00550e9b" style:font-size-asian="10.5pt" style:font-size-complex="12pt"/>
    </style:style>
    <style:style style:name="T1" style:family="text">
      <style:text-properties officeooo:rsid="00199392"/>
    </style:style>
    <style:style style:name="T2" style:family="text">
      <style:text-properties officeooo:rsid="001af34e"/>
    </style:style>
    <style:style style:name="T3" style:family="text">
      <style:text-properties style:font-name="Crimson Text1"/>
    </style:style>
    <style:style style:name="T4" style:family="text">
      <style:text-properties style:font-name="Crimson Text1" officeooo:rsid="001af34e"/>
    </style:style>
    <style:style style:name="T5" style:family="text">
      <style:text-properties style:font-name="Crimson Text1" officeooo:rsid="001f1272"/>
    </style:style>
    <style:style style:name="T6" style:family="text">
      <style:text-properties style:font-name="Crimson Text1" officeooo:rsid="002030b1"/>
    </style:style>
    <style:style style:name="T7" style:family="text">
      <style:text-properties style:font-name="Crimson Text1" officeooo:rsid="0023944a"/>
    </style:style>
    <style:style style:name="T8" style:family="text">
      <style:text-properties style:font-name="Crimson Text1" officeooo:rsid="00249935"/>
    </style:style>
    <style:style style:name="T9" style:family="text">
      <style:text-properties style:font-name="Crimson Text1" officeooo:rsid="00285182"/>
    </style:style>
    <style:style style:name="T10" style:family="text">
      <style:text-properties style:font-name="Crimson Text1" officeooo:rsid="0029ccc8"/>
    </style:style>
    <style:style style:name="T11" style:family="text">
      <style:text-properties style:font-name="Crimson Text1" officeooo:rsid="002a1496"/>
    </style:style>
    <style:style style:name="T12" style:family="text">
      <style:text-properties style:font-name="Crimson Text1" officeooo:rsid="002bfda2"/>
    </style:style>
    <style:style style:name="T13" style:family="text">
      <style:text-properties style:font-name="Crimson Text1" officeooo:rsid="002df868"/>
    </style:style>
    <style:style style:name="T14" style:family="text">
      <style:text-properties style:font-name="Crimson Text1" officeooo:rsid="002ebfa1"/>
    </style:style>
    <style:style style:name="T15" style:family="text">
      <style:text-properties style:font-name="Crimson Text1" officeooo:rsid="002fd3c4"/>
    </style:style>
    <style:style style:name="T16" style:family="text">
      <style:text-properties style:font-name="Crimson Text1" officeooo:rsid="0036464b"/>
    </style:style>
    <style:style style:name="T17" style:family="text">
      <style:text-properties style:font-name="Crimson Text1" officeooo:rsid="0036d952"/>
    </style:style>
    <style:style style:name="T18" style:family="text">
      <style:text-properties style:font-name="Crimson Text1" officeooo:rsid="0038810e"/>
    </style:style>
    <style:style style:name="T19" style:family="text">
      <style:text-properties style:font-name="Crimson Text1" officeooo:rsid="003a2996"/>
    </style:style>
    <style:style style:name="T20" style:family="text">
      <style:text-properties style:font-name="Crimson Text1" officeooo:rsid="003bcd67"/>
    </style:style>
    <style:style style:name="T21" style:family="text">
      <style:text-properties style:font-name="Crimson Text1" officeooo:rsid="003d2424"/>
    </style:style>
    <style:style style:name="T22" style:family="text">
      <style:text-properties style:font-name="Crimson Text1" fo:font-weight="bold" officeooo:rsid="003d2424" style:font-weight-asian="bold" style:font-weight-complex="bold"/>
    </style:style>
    <style:style style:name="T23" style:family="text">
      <style:text-properties style:font-name="Crimson Text1" fo:font-weight="bold" officeooo:rsid="003bcd67" style:font-weight-asian="bold" style:font-weight-complex="bold"/>
    </style:style>
    <style:style style:name="T24" style:family="text">
      <style:text-properties style:font-name="Crimson Text1" fo:font-weight="bold" officeooo:rsid="0038810e" style:font-weight-asian="bold" style:font-weight-complex="bold"/>
    </style:style>
    <style:style style:name="T25" style:family="text">
      <style:text-properties style:font-name="Crimson Text1" fo:font-weight="bold" officeooo:rsid="0051822d" style:font-weight-asian="bold" style:font-weight-complex="bold"/>
    </style:style>
    <style:style style:name="T26" style:family="text">
      <style:text-properties style:font-name="Crimson Text1" officeooo:rsid="003de88e"/>
    </style:style>
    <style:style style:name="T27" style:family="text">
      <style:text-properties style:font-name="Crimson Text1" officeooo:rsid="003e052a"/>
    </style:style>
    <style:style style:name="T28" style:family="text">
      <style:text-properties style:font-name="Crimson Text1" officeooo:rsid="003f7da5"/>
    </style:style>
    <style:style style:name="T29" style:family="text">
      <style:text-properties style:font-name="Crimson Text1" officeooo:rsid="00407e2f"/>
    </style:style>
    <style:style style:name="T30" style:family="text">
      <style:text-properties style:font-name="Crimson Text1" officeooo:rsid="00409f9f"/>
    </style:style>
    <style:style style:name="T31" style:family="text">
      <style:text-properties style:font-name="Crimson Text1" officeooo:rsid="0042271e"/>
    </style:style>
    <style:style style:name="T32" style:family="text">
      <style:text-properties style:font-name="Crimson Text1" officeooo:rsid="0044b514"/>
    </style:style>
    <style:style style:name="T33" style:family="text">
      <style:text-properties style:font-name="Crimson Text1" officeooo:rsid="004612e4"/>
    </style:style>
    <style:style style:name="T34" style:family="text">
      <style:text-properties style:font-name="Crimson Text1" officeooo:rsid="00476ce1"/>
    </style:style>
    <style:style style:name="T35" style:family="text">
      <style:text-properties style:font-name="Crimson Text1" fo:font-style="italic" officeooo:rsid="00476ce1" style:font-style-asian="italic" style:font-style-complex="italic"/>
    </style:style>
    <style:style style:name="T36" style:family="text">
      <style:text-properties style:font-name="Crimson Text1" fo:font-style="normal" officeooo:rsid="00476ce1" style:font-style-asian="normal" style:font-style-complex="normal"/>
    </style:style>
    <style:style style:name="T37" style:family="text">
      <style:text-properties style:font-name="Crimson Text1" officeooo:rsid="004a8e72"/>
    </style:style>
    <style:style style:name="T38" style:family="text">
      <style:text-properties style:font-name="Crimson Text1" officeooo:rsid="004c776e"/>
    </style:style>
    <style:style style:name="T39" style:family="text">
      <style:text-properties style:font-name="Crimson Text1" fo:font-weight="normal" style:font-weight-asian="normal" style:font-weight-complex="normal"/>
    </style:style>
    <style:style style:name="T40" style:family="text">
      <style:text-properties style:font-name="Crimson Text1" fo:font-weight="normal" officeooo:rsid="004a8e72" style:font-weight-asian="normal" style:font-weight-complex="normal"/>
    </style:style>
    <style:style style:name="T41" style:family="text">
      <style:text-properties style:font-name="Crimson Text1" fo:font-weight="normal" officeooo:rsid="003d2424" style:font-weight-asian="normal" style:font-weight-complex="normal"/>
    </style:style>
    <style:style style:name="T42" style:family="text">
      <style:text-properties style:font-name="Crimson Text1" fo:font-weight="normal" officeooo:rsid="0044b514" style:font-weight-asian="normal" style:font-weight-complex="normal"/>
    </style:style>
    <style:style style:name="T43" style:family="text">
      <style:text-properties style:font-name="Crimson Text1" fo:font-weight="normal" officeooo:rsid="004e513c" style:font-weight-asian="normal" style:font-weight-complex="normal"/>
    </style:style>
    <style:style style:name="T44" style:family="text">
      <style:text-properties style:font-name="Crimson Text1" fo:font-weight="normal" officeooo:rsid="0051822d" style:font-weight-asian="normal" style:font-weight-complex="normal"/>
    </style:style>
    <style:style style:name="T45" style:family="text">
      <style:text-properties style:font-name="Crimson Text1" officeooo:rsid="004e513c"/>
    </style:style>
    <style:style style:name="T46" style:family="text">
      <style:text-properties style:font-name="Crimson Text1" officeooo:rsid="00501edb"/>
    </style:style>
    <style:style style:name="T47" style:family="text">
      <style:text-properties style:font-name="Crimson Text1" officeooo:rsid="0051206e"/>
    </style:style>
    <style:style style:name="T48" style:family="text">
      <style:text-properties style:font-name="Crimson Text1" officeooo:rsid="005172ef"/>
    </style:style>
    <style:style style:name="T49" style:family="text">
      <style:text-properties style:font-name="Crimson Text1" officeooo:rsid="0051822d"/>
    </style:style>
    <style:style style:name="T50" style:family="text">
      <style:text-properties style:font-name="Crimson Text1" officeooo:rsid="0052d16e"/>
    </style:style>
    <style:style style:name="T51" style:family="text">
      <style:text-properties style:font-name="Crimson Text1" officeooo:rsid="005435ea"/>
    </style:style>
    <style:style style:name="T52" style:family="text">
      <style:text-properties style:font-name="Crimson Text1" officeooo:rsid="00555833"/>
    </style:style>
    <style:style style:name="T53" style:family="text">
      <style:text-properties officeooo:rsid="001f1272"/>
    </style:style>
    <style:style style:name="T54" style:family="text">
      <style:text-properties officeooo:rsid="0021bb8a"/>
    </style:style>
    <style:style style:name="T55" style:family="text">
      <style:text-properties officeooo:rsid="00224e05"/>
    </style:style>
    <style:style style:name="T56" style:family="text">
      <style:text-properties officeooo:rsid="0023944a"/>
    </style:style>
    <style:style style:name="T57" style:family="text">
      <style:text-properties officeooo:rsid="00249935"/>
    </style:style>
    <style:style style:name="T58" style:family="text">
      <style:text-properties style:font-name="Crimson Text" fo:font-size="16.1000003814697pt" fo:font-weight="bold" officeooo:rsid="003a299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9" style:family="text">
      <style:text-properties style:font-name="Crimson Text" fo:font-size="16.1000003814697pt" fo:font-weight="bold" officeooo:rsid="003f7da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0" style:family="text">
      <style:text-properties officeooo:rsid="002bfda2"/>
    </style:style>
    <style:style style:name="T61" style:family="text">
      <style:text-properties officeooo:rsid="002030b1"/>
    </style:style>
    <style:style style:name="T62" style:family="text">
      <style:text-properties officeooo:rsid="0036464b"/>
    </style:style>
    <style:style style:name="T63" style:family="text">
      <style:text-properties officeooo:rsid="003865e3"/>
    </style:style>
    <style:style style:name="T64" style:family="text">
      <style:text-properties officeooo:rsid="0038810e"/>
    </style:style>
    <style:style style:name="T65" style:family="text">
      <style:text-properties officeooo:rsid="003d2424"/>
    </style:style>
    <style:style style:name="T66" style:family="text">
      <style:text-properties officeooo:rsid="003f7da5"/>
    </style:style>
    <style:style style:name="T67" style:family="text">
      <style:text-properties officeooo:rsid="004a8e72"/>
    </style:style>
    <style:style style:name="T68" style:family="text">
      <style:text-properties fo:font-variant="small-caps"/>
    </style:style>
    <style:style style:name="T69" style:family="text">
      <style:text-properties fo:font-variant="small-caps" style:font-name="Crimson Text1" fo:font-style="normal" officeooo:rsid="004a8e72" style:font-style-asian="normal" style:font-style-complex="normal"/>
    </style:style>
    <style:style style:name="T70" style:family="text">
      <style:text-properties fo:font-variant="small-caps" style:font-name="Crimson Text1" fo:font-weight="normal" officeooo:rsid="004a8e72" style:font-weight-asian="normal" style:font-weight-complex="normal"/>
    </style:style>
    <style:style style:name="T71" style:family="text">
      <style:text-properties fo:font-variant="small-caps" officeooo:rsid="004a8e72"/>
    </style:style>
    <style:style style:name="T72" style:family="text">
      <style:text-properties officeooo:rsid="004c776e"/>
    </style:style>
    <style:style style:name="T73" style:family="text">
      <style:text-properties officeooo:rsid="004e513c"/>
    </style:style>
    <style:style style:name="T74" style:family="text">
      <style:text-properties officeooo:rsid="00501edb"/>
    </style:style>
    <style:style style:name="T75" style:family="text">
      <style:text-properties officeooo:rsid="0051822d"/>
    </style:style>
    <style:style style:name="T76" style:family="text">
      <style:text-properties officeooo:rsid="0052d16e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Technical Specification</text:p>
      <text:p text:style-name="P3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6">Title</text:p>
          </table:table-cell>
          <table:table-cell table:style-name="Tabelle1.A1" office:value-type="string">
            <text:p text:style-name="P6">Shamirs Webservice</text:p>
          </table:table-cell>
        </table:table-row>
        <table:table-row>
          <table:table-cell table:style-name="Tabelle1.A1" office:value-type="string">
            <text:p text:style-name="P6">Author</text:p>
          </table:table-cell>
          <table:table-cell table:style-name="Tabelle1.A1" office:value-type="string">
            <text:p text:style-name="P6">Christof Reichardt</text:p>
            <text:p text:style-name="P6">Paul-Ehrlich-Weg 1</text:p>
            <text:p text:style-name="P6">D-63110 Rodgau</text:p>
            <text:p text:style-name="P6">E-Mail: <text:a xlink:type="simple" xlink:href="mailto:projektstudien@christofreichardt.de" text:style-name="Internet_20_link" text:visited-style-name="Visited_20_Internet_20_Link">projektstudien@christofreichardt.de</text:a></text:p>
          </table:table-cell>
        </table:table-row>
        <table:table-row>
          <table:table-cell table:style-name="Tabelle1.A1" office:value-type="string">
            <text:p text:style-name="P6">Created on</text:p>
          </table:table-cell>
          <table:table-cell table:style-name="Tabelle1.A1" office:value-type="string">
            <text:p text:style-name="P5"><text:date style:data-style-name="N84" text:date-value="2021-03-05T16:10:30.536000244" text:fixed="true">2021-03-05</text:date></text:p>
          </table:table-cell>
        </table:table-row>
        <table:table-row>
          <table:table-cell table:style-name="Tabelle1.A1" office:value-type="string">
            <text:p text:style-name="P7">Version</text:p>
          </table:table-cell>
          <table:table-cell table:style-name="Tabelle1.A1" office:value-type="string">
            <text:p text:style-name="P7">1.0.0</text:p>
          </table:table-cell>
        </table:table-row>
        <table:table-row table:style-name="Tabelle1.5">
          <table:table-cell table:style-name="Tabelle1.A1" office:value-type="string">
            <text:p text:style-name="P84">Status</text:p>
          </table:table-cell>
          <table:table-cell table:style-name="Tabelle1.A1" office:value-type="string">
            <text:p text:style-name="P84">Draft</text:p>
          </table:table-cell>
        </table:table-row>
      </table:table>
      <text:p text:style-name="P4"/>
      <text:list xml:id="list744347657" text:style-name="L1">
        <text:list-item>
          <text:p text:style-name="P18">Introduction</text:p>
        </text:list-item>
      </text:list>
      <text:p text:style-name="P10"><text:span text:style-name="T1">The software intends to provide several cryptographic services – </text:span><text:span text:style-name="T2">such as </text:span><text:span text:style-name="T4">the generation of</text:span><text:span text:style-name="T2"> symmetric and assymetric keys, the di</text:span><text:span text:style-name="T54">s</text:span><text:span text:style-name="T2">tribution of secret shares or the digital signature and encryption </text:span><text:span text:style-name="T4">of </text:span><text:span text:style-name="T32">electronic </text:span><text:span text:style-name="T4">documents – </text:span><text:span text:style-name="T1">by exposing an appropriate REST API. </text:span><text:span text:style-name="T5">The cryptographic keys used for signing and encrypting remain on the server within PKC</text:span><text:span text:style-name="T16">S</text:span><text:span text:style-name="T5">12 keystores. </text:span><text:span text:style-name="T6">Key entries within such </text:span><text:span text:style-name="T5">PKC</text:span><text:span text:style-name="T16">S</text:span><text:span text:style-name="T5">12 </text:span><text:span text:style-name="T6">keystores are typically encrypted as well, </text:span><text:span text:style-name="T7">e.g. </text:span><text:span text:style-name="T6">via password based encryption algorithms.</text:span></text:p>
      <text:list xml:id="list162917221371012" text:continue-numbering="true" text:style-name="L1">
        <text:list-item>
          <text:list>
            <text:list-item>
              <text:p text:style-name="P22"><text:span text:style-name="T61">T</text:span>erminology</text:p>
            </text:list-item>
          </text:list>
        </text:list-item>
      </text:list>
      <text:p text:style-name="P50">AES</text:p>
      <text:p text:style-name="P41"><text:span text:style-name="T62"><text:tab/></text:span><text:span text:style-name="T50">Advanced Encyrption Standard.</text:span></text:p>
      <text:p text:style-name="P45">ECDSA</text:p>
      <text:p text:style-name="P11"><text:tab/>Elliptic Curve Digital Signature Algorithm.</text:p>
      <text:p text:style-name="P48">HTTP</text:p>
      <text:p text:style-name="P35"><text:tab/>Hypertext Transfer Protocol.</text:p>
      <text:p text:style-name="P47">JSON</text:p>
      <text:p text:style-name="P36"><text:span text:style-name="T62"><text:tab/></text:span><text:span text:style-name="T74">A</text:span> lightweight data-interchange format.</text:p>
      <text:p text:style-name="P46">Participant</text:p>
      <text:p text:style-name="P13"><text:span text:style-name="T62"><text:tab/></text:span><text:span text:style-name="T19">A </text:span><text:span text:style-name="T27">user which has </text:span><text:span text:style-name="T19">subscribe</text:span><text:span text:style-name="T27">d</text:span><text:span text:style-name="T19"> </text:span><text:span text:style-name="T27">to</text:span><text:span text:style-name="T19"> a secret sharing sheme.</text:span></text:p>
      <text:p text:style-name="P51">PKCS12</text:p>
      <text:p text:style-name="P34"><text:tab/>Defines a file format used to store cryptographical objects, e.g. private keys, within a single file.</text:p>
      <text:p text:style-name="P42">POST</text:p>
      <text:p text:style-name="P14"><text:span text:style-name="T62"><text:tab/></text:span><text:span text:style-name="T20">A method defined by the HTTP protocol.</text:span></text:p>
      <text:p text:style-name="P44">PUT</text:p>
      <text:p text:style-name="P33"><text:span text:style-name="T62"><text:tab/></text:span><text:span text:style-name="T20">A method defined by the HTTP protocol.</text:span></text:p>
      <text:p text:style-name="P43">REST</text:p>
      <text:p text:style-name="P12"><text:span text:style-name="T62"><text:tab/></text:span><text:span text:style-name="T16">Representational state transfer denotes an architectural style related to interactive applications <text:tab/>using web services.</text:span></text:p>
      <text:p text:style-name="P16">Secret Sharing</text:p>
      <text:p text:style-name="P37"><text:span text:style-name="T62"><text:tab/></text:span><text:span text:style-name="T17">Methods for distributing shares of a secret, e.g. a password, between certain participants. The <text:tab/>participants need to combine a subset of the shares in able to recover the original secret.</text:span></text:p>
      <text:p text:style-name="P49">URI</text:p>
      <text:p text:style-name="P38"><text:span text:style-name="T62"><text:tab/></text:span><text:span text:style-name="T16">Uniform Resource Identifier.</text:span></text:p>
      <text:list xml:id="list162917196541489" text:continue-numbering="true" text:style-name="L1">
        <text:list-item>
          <text:p text:style-name="P20">Security <text:span text:style-name="T53">Goals</text:span></text:p>
          <text:list>
            <text:list-item>
              <text:p text:style-name="P23">Multiple-Eye Principle</text:p>
            </text:list-item>
          </text:list>
        </text:list-item>
      </text:list>
      <text:p text:style-name="P8"><text:span text:style-name="T55">It should be possible to enforce the multiple-eye principle when granting access to one of </text:span><text:span text:style-name="T56">the </text:span><text:span text:style-name="T55">keystores </text:span><text:span text:style-name="T56">comprising the cryptographic keys. Consider, </text:span><text:span text:style-name="T57">for example,</text:span><text:span text:style-name="T56"> a company signing key within such a keystore and </text:span><text:span text:style-name="T7">an electronic</text:span><text:span text:style-name="T56"> payment order which must be reviewed and digitally signed. </text:span><text:span text:style-name="T60">This can be achieved by applying a secret sharing algorithm in addition to the password based encryption of the keystores.</text:span></text:p>
      <text:list xml:id="list162916134585906" text:continue-numbering="true" text:style-name="L1">
        <text:list-item>
          <text:list>
            <text:list-item>
              <text:p text:style-name="P24">System Administration</text:p>
            </text:list-item>
          </text:list>
        </text:list-item>
      </text:list>
      <text:p text:style-name="P9"><text:span text:style-name="T9">Ideally, t</text:span><text:span text:style-name="T57">he system administration of the cryptographic services </text:span><text:span text:style-name="T9">should not be able to</text:span><text:span text:style-name="T57"> gain access to the cryptographic keys </text:span><text:span text:style-name="T8">even with root access to the server. </text:span><text:span text:style-name="T9">This means that the passwords – or rather password shares – of the keystores should not remain on the server after their initial generation. </text:span><text:span text:style-name="T10">Either the password shares will be distributed, e.g. via </text:span><text:span text:style-name="T26">(encrypted) </text:span><text:span text:style-name="T10">E-Mail </text:span><text:span text:style-name="T26">messages</text:span><text:span text:style-name="T10">, immediately after their creation or the clients fetch them via the REST API in due course. In order to open a session </text:span><text:span text:style-name="T26">related to a certain keystore</text:span><text:span text:style-name="T10"> the appropriate shares must be </text:span><text:span text:style-name="T11">again </text:span><text:span text:style-name="T10">trans</text:span><text:span text:style-name="T11">mitted </text:span><text:span text:style-name="T26">back </text:span><text:span text:style-name="T11">to the server by the participants. After the closure of the session the key entries of the involved keystore will be </text:span><text:span text:style-name="T12">re-encrypted and new fitting password shares will be distributed. That means that a </text:span><text:span text:style-name="T13">seizure</text:span><text:span text:style-name="T12"> of the server </text:span><text:span text:style-name="T14">alone</text:span><text:span text:style-name="T13"> should normally not lead to </text:span><text:span text:style-name="T15">a </text:span><text:span text:style-name="T13">security breach. Encrypted documents </text:span><text:span text:style-name="T15">or private keys required for digital signatures </text:span><text:span text:style-name="T13">remain safe </text:span><text:span text:style-name="T14">because the related keystores cannot be loaded without the appropriate password shares.</text:span></text:p>
      <text:list xml:id="list162916883687968" text:continue-numbering="true" text:style-name="L1">
        <text:list-item>
          <text:p text:style-name="P19">Use Cases</text:p>
          <text:list>
            <text:list-item>
              <text:p text:style-name="P25">Generation of Keystores</text:p>
            </text:list-item>
          </text:list>
        </text:list-item>
      </text:list>
      <text:p text:style-name="P39"><text:span text:style-name="T63">Participants may trigger the generation of </text:span><text:span text:style-name="T64">PKCS12 </text:span><text:span text:style-name="T63">keystores together with the desired key entries </text:span><text:span text:style-name="T74">by POSTing keystore instructions</text:span><text:span text:style-name="T63">. <text:s/>Such key entries are always related to certain algorithms, e.g. ECDSA </text:span><text:span text:style-name="T76">or AES</text:span><text:span text:style-name="T63">. </text:span><text:span text:style-name="T18">The password needed to access the keystore will be splitted into shares and made available for the distribution between the denoted participants.</text:span></text:p>
      <text:p text:style-name="P40"><text:span text:style-name="T24">U</text:span><text:span text:style-name="T25">RI</text:span><text:span text:style-name="T49"> </text:span></text:p>
      <text:p text:style-name="P40"><text:span text:style-name="T49">https://&lt;host&gt;/shamir/v1/keystores</text:span></text:p>
      <text:p text:style-name="P30"><text:span text:style-name="T3">Method</text:span><text:span text:style-name="T39"> </text:span></text:p>
      <text:p text:style-name="P30"><text:span text:style-name="T39">POST</text:span></text:p>
      <text:p text:style-name="P53"><text:span text:style-name="T18">P</text:span><text:span text:style-name="T3">reconditions</text:span></text:p>
      <text:list xml:id="list3519359493" text:style-name="L2">
        <text:list-item>
          <text:p text:style-name="P58"><text:span text:style-name="T20">The </text:span><text:span text:style-name="T29">actor</text:span><text:span text:style-name="T20"> POSTing </text:span><text:span text:style-name="T21">a set of instructions must be a registered user with the necessary authorizations.</text:span></text:p>
        </text:list-item>
        <text:list-item>
          <text:p text:style-name="P59"><text:span text:style-name="T21">T</text:span><text:span text:style-name="T3">he denoted participants must be known to the system.</text:span></text:p>
        </text:list-item>
      </text:list>
      <text:p text:style-name="P60"><text:span text:style-name="T22">Post</text:span><text:span text:style-name="T23">conditions</text:span></text:p>
      <text:list xml:id="list1686355217" text:style-name="L6">
        <text:list-item>
          <text:p text:style-name="P61"><text:span text:style-name="T21">The keystore </text:span><text:span text:style-name="T34">together with the required key entries has been created.</text:span></text:p>
        </text:list-item>
        <text:list-item>
          <text:p text:style-name="P62"><text:span text:style-name="T21">The related password shares have been </text:span><text:span text:style-name="T34">computed</text:span><text:span text:style-name="T21"> and (optionally) distributed.</text:span></text:p>
        </text:list-item>
        <text:list-item>
          <text:p text:style-name="P63"><text:span text:style-name="T21">A </text:span><text:span text:style-name="T37">session with state </text:span><text:span text:style-name="T69">Provisioned</text:span><text:span text:style-name="T37"> has been assigned to the keystore.</text:span></text:p>
        </text:list-item>
        <text:list-item>
          <text:p text:style-name="P64"><text:span text:style-name="T47">The server has responded with HTTP status code 201, Created, together with a</text:span><text:span text:style-name="T37"> </text:span><text:span text:style-name="T46">JSON response comprising a keystore representation.</text:span></text:p>
        </text:list-item>
      </text:list>
      <text:list xml:id="list162916041816551" text:continue-list="list162916883687968" text:style-name="L1">
        <text:list-item>
          <text:list>
            <text:list-item>
              <text:p text:style-name="P21"><text:span text:style-name="T59">Import</text:span><text:span text:style-name="T58"> of the Participants</text:span></text:p>
            </text:list-item>
          </text:list>
        </text:list-item>
      </text:list>
      <text:p text:style-name="P15"><text:span text:style-name="T29">Appropriate information about the participants and actors must be imported to system. </text:span><text:span text:style-name="T30">It is out of scope to maintain an independent identity management system. Instead the system relies on a separete OpenId Connect system for this purpose. In order to relate the participants referenced by the instructions to generate a certain keystore the system must maintain or buffer </text:span><text:span text:style-name="T31">some </text:span><text:span text:style-name="T30">information about the approved participants.</text:span></text:p>
      <text:p text:style-name="P54"><text:span text:style-name="T18">P</text:span><text:span text:style-name="T3">reconditions</text:span></text:p>
      <text:p text:style-name="P65"><text:soft-page-break/><text:span text:style-name="T66">The </text:span><text:span text:style-name="T31">participants</text:span><text:span text:style-name="T66"> </text:span><text:span text:style-name="T28">together with their</text:span><text:span text:style-name="T66"> roles and corresponding permissions must be known to a OpenID Connect Provider.</text:span></text:p>
      <text:p text:style-name="P65"><text:span text:style-name="T22">Post</text:span><text:span text:style-name="T23">conditions</text:span></text:p>
      <text:p text:style-name="P66">The system has created the participant entities and is able to relate them to the users maintained by the OpenId Connect provider. </text:p>
      <text:list xml:id="list162915693322251" text:continue-numbering="true" text:style-name="L1">
        <text:list-item>
          <text:list>
            <text:list-item>
              <text:p text:style-name="P26">Session Activation</text:p>
            </text:list-item>
          </text:list>
        </text:list-item>
      </text:list>
      <text:p text:style-name="P14">In order to encrypt or digitally sign electronic documents a session <text:span text:style-name="T32">belonging</text:span> to a certain keystore must be activated <text:span text:style-name="T76">by PUTting the appropriating session instructions as JSON object</text:span>.</text:p>
      <text:p text:style-name="P40"><text:span text:style-name="T24">U</text:span><text:span text:style-name="T25">RI</text:span><text:span text:style-name="T49"> </text:span></text:p>
      <text:p text:style-name="P41"><text:span text:style-name="T49">https://&lt;host&gt;/shamir/v1/keystores/&lt;keystore_id&gt;/sessions/&lt;</text:span><text:span text:style-name="T50">session</text:span><text:span text:style-name="T49">_id&gt;</text:span></text:p>
      <text:p text:style-name="P30"><text:span text:style-name="T3">Method</text:span><text:span text:style-name="T39"> </text:span></text:p>
      <text:p text:style-name="P71"><text:span text:style-name="T75">P</text:span>UT</text:p>
      <text:p text:style-name="P56"><text:span text:style-name="T18">P</text:span><text:span text:style-name="T3">reconditions</text:span></text:p>
      <text:list xml:id="list3392872563" text:style-name="L3">
        <text:list-item>
          <text:p text:style-name="P72"><text:span text:style-name="T27">T</text:span><text:span text:style-name="T34">he present session belonging to the given keystore has the state </text:span><text:span text:style-name="T69">Provided</text:span><text:span text:style-name="T34">.</text:span></text:p>
        </text:list-item>
        <text:list-item>
          <text:p text:style-name="P72"><text:span text:style-name="T21">A </text:span><text:span text:style-name="T27">subset of password shares required to recover the password of the keystore </text:span><text:span text:style-name="T34">is available.</text:span></text:p>
        </text:list-item>
        <text:list-item>
          <text:p text:style-name="P73"><text:span text:style-name="T27">T</text:span><text:span text:style-name="T33">he actor that opens the session owns the required authorizations.</text:span></text:p>
        </text:list-item>
      </text:list>
      <text:p text:style-name="P74"><text:span text:style-name="T22">Post</text:span><text:span text:style-name="T23">conditions</text:span></text:p>
      <text:list xml:id="list3531175881" text:style-name="L5">
        <text:list-item>
          <text:p text:style-name="P75"><text:span text:style-name="T21">The </text:span><text:span text:style-name="T32">session belonging to the keystore has </text:span><text:span text:style-name="T34">got the state </text:span><text:span text:style-name="T69">Active</text:span><text:span text:style-name="T35">.</text:span></text:p>
        </text:list-item>
        <text:list-item>
          <text:p text:style-name="P75"><text:span text:style-name="T36">The session</text:span><text:span text:style-name="T32"> is ready to </text:span><text:span text:style-name="T34">encrypt/sign</text:span><text:span text:style-name="T32"> documents </text:span><text:span text:style-name="T34">by applying key entries of the related keystore</text:span><text:span text:style-name="T32">.</text:span></text:p>
        </text:list-item>
        <text:list-item>
          <text:p text:style-name="P83"><text:span text:style-name="T47">The server has responded with HTTP status code 200, Ok, and has transmitted a</text:span><text:span text:style-name="T32"> </text:span><text:span text:style-name="T3">session representation in JSON format to the actor.</text:span></text:p>
        </text:list-item>
      </text:list>
      <text:list xml:id="list162915744187562" text:continue-list="list162915693322251" text:style-name="L1">
        <text:list-item>
          <text:list>
            <text:list-item>
              <text:p text:style-name="P26">Session Closure</text:p>
              <text:list>
                <text:list-item>
                  <text:p text:style-name="P28">Automatic Closure</text:p>
                </text:list-item>
              </text:list>
            </text:list-item>
          </text:list>
        </text:list-item>
      </text:list>
      <text:p text:style-name="P29">During the session activation a maximum idle period had been transmitted. A concurrent thread checks periodically for idle sessions and closes them.</text:p>
      <text:p text:style-name="P55"><text:span text:style-name="T18">P</text:span><text:span text:style-name="T3">reconditions</text:span></text:p>
      <text:p text:style-name="P52"><text:soft-page-break/>One ore more sessions have been inactive <text:span text:style-name="T67">for </text:span>longer than the denoted idle time.</text:p>
      <text:p text:style-name="P76"><text:span text:style-name="T22">Post</text:span><text:span text:style-name="T23">conditions</text:span></text:p>
      <text:list xml:id="list1444327576" text:style-name="L7">
        <text:list-item>
          <text:p text:style-name="P78"><text:span text:style-name="T67">The idle sessions have been asssigned the state </text:span><text:span text:style-name="T71">Closed</text:span><text:span text:style-name="T67"> and won’t process documents anymore.</text:span></text:p>
        </text:list-item>
        <text:list-item>
          <text:p text:style-name="P67">The related keystores have been assigned new sessions with state <text:span text:style-name="T68">Provided</text:span>.</text:p>
        </text:list-item>
        <text:list-item>
          <text:p text:style-name="P79"><text:span text:style-name="T72">The </text:span><text:span text:style-name="T38">related keystores have been given new passwords and the comprising key entries have been re-encrypted.</text:span></text:p>
        </text:list-item>
        <text:list-item>
          <text:p text:style-name="P80"><text:span text:style-name="T3">Corresponding password shares have been computed and (optionally) distributed.</text:span></text:p>
        </text:list-item>
      </text:list>
      <text:list xml:id="list162915819641891" text:continue-list="list162915744187562" text:style-name="L1">
        <text:list-item>
          <text:list>
            <text:list-item>
              <text:list>
                <text:list-item>
                  <text:p text:style-name="P27">On Demand</text:p>
                </text:list-item>
              </text:list>
            </text:list-item>
          </text:list>
        </text:list-item>
      </text:list>
      <text:p text:style-name="P32"><text:span text:style-name="T73">A </text:span>Session can be closed on demand by PUTting an appropriate session instruction <text:span text:style-name="T76">as JSON object</text:span>.</text:p>
      <text:p text:style-name="P41"><text:span text:style-name="T24">U</text:span><text:span text:style-name="T25">RI</text:span><text:span text:style-name="T49"> </text:span></text:p>
      <text:p text:style-name="P41"><text:span text:style-name="T49">https://&lt;host&gt;/shamir/v1/keystores/&lt;keystore_id&gt;/sessions/&lt;</text:span><text:span text:style-name="T50">session</text:span><text:span text:style-name="T49">_id&gt;</text:span></text:p>
      <text:p text:style-name="P31"><text:span text:style-name="T3">Method</text:span><text:span text:style-name="T39"> </text:span></text:p>
      <text:p text:style-name="P71"><text:span text:style-name="T75">P</text:span>UT</text:p>
      <text:p text:style-name="P57"><text:span text:style-name="T18">P</text:span><text:span text:style-name="T3">reconditions</text:span></text:p>
      <text:list xml:id="list3745954995" text:style-name="L8">
        <text:list-item>
          <text:p text:style-name="P69">The actor PUTting the session instruction has the required authorizations.</text:p>
        </text:list-item>
        <text:list-item>
          <text:p text:style-name="P69">The session has the state <text:span text:style-name="T68">Active</text:span>.</text:p>
        </text:list-item>
      </text:list>
      <text:p text:style-name="P81"><text:span text:style-name="T22">Post</text:span><text:span text:style-name="T23">conditions</text:span></text:p>
      <text:list xml:id="list1522574374" text:style-name="L9">
        <text:list-item>
          <text:p text:style-name="P82"><text:span text:style-name="T41">The </text:span><text:span text:style-name="T42">session </text:span><text:span text:style-name="T43">has </text:span><text:span text:style-name="T40">been asssigned the state </text:span><text:span text:style-name="T70">Closed</text:span><text:span text:style-name="T40"> and won’t process documents anymore.</text:span></text:p>
        </text:list-item>
        <text:list-item>
          <text:p text:style-name="P68">The related keystore ha<text:span text:style-name="T73">s</text:span> been assigned <text:span text:style-name="T73">a </text:span>new session with state <text:span text:style-name="T68">Provided</text:span>.</text:p>
        </text:list-item>
        <text:list-item>
          <text:p text:style-name="P82"><text:span text:style-name="T72">The </text:span><text:span text:style-name="T38">related keystore ha</text:span><text:span text:style-name="T45">s</text:span><text:span text:style-name="T38"> been given </text:span><text:span text:style-name="T45">a</text:span><text:span text:style-name="T38"> new password and the comprising key entries have been re-encrypted.</text:span></text:p>
        </text:list-item>
        <text:list-item>
          <text:p text:style-name="P77"><text:span text:style-name="T21">Corresponding password shares have been computed and (optionally) distributed.</text:span></text:p>
        </text:list-item>
        <text:list-item>
          <text:p text:style-name="P70"><text:span text:style-name="T65">T</text:span>he server has responded with HTTP status code 204, No Content.</text:p>
        </text:list-item>
      </text:list>
      <text:list xml:id="list162917731852427" text:continue-list="list162915819641891" text:style-name="L1">
        <text:list-item>
          <text:list>
            <text:list-item>
              <text:p text:style-name="P26">Digital Signature</text:p>
            </text:list-item>
          </text:list>
        </text:list-item>
      </text:list>
      <text:p text:style-name="P36"><text:span text:style-name="T74">Documents of certain media types can be digitally signed by POSTing them to </text:span><text:span text:style-name="T48">an URL referencing an active session. </text:span></text:p>
      <text:p text:style-name="P1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rimson Text" svg:font-family="'Crimson Text'" style:font-adornments="Fett" style:font-pitch="variable"/>
    <style:font-face style:name="Crimson Text1" svg:font-family="'Crimson Text'" style:font-adornments="Standard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1_20__28_user_29_" style:display-name="Heading 1 (user)" style:family="paragraph" style:parent-style-name="Heading_20_1" style:default-outline-level="" style:list-style-name="">
      <style:paragraph-properties fo:margin-top="3.49mm" fo:margin-bottom="1.01mm" loext:contextual-spacing="false"/>
      <style:text-properties style:font-name="Crimson Text" fo:font-family="'Crimson Text'" style:font-style-name="Fett" style:font-pitch="variable"/>
    </style:style>
    <style:style style:name="MyText" style:family="paragraph" style:parent-style-name="Text_20_body">
      <style:paragraph-properties fo:text-align="justify" style:justify-single-word="false"/>
      <style:text-properties style:font-name="Crimson Text1" fo:font-family="'Crimson Text'" style:font-style-name="Standard" style:font-pitch="variabl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2_20__28_user_29_" style:display-name="Heading 2 (user)" style:family="paragraph" style:parent-style-name="Heading_20_2" style:default-outline-level="" style:list-style-name="">
      <style:paragraph-properties fo:margin-top="1.99mm" fo:margin-bottom="1.5mm" loext:contextual-spacing="false"/>
      <style:text-properties style:font-name="Crimson Text" fo:font-family="'Crimson Text'" style:font-style-name="Fett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_20__28_user_29_" style:display-name="Heading 3 (user)" style:family="paragraph" style:parent-style-name="Heading_20_3" style:default-outline-level="" style:list-style-name="">
      <style:text-properties style:font-name="Crimson Text" fo:font-family="'Crimson Text'" style:font-style-name="Fett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Montserrat" fo:font-weight="bold" officeooo:rsid="00169140" officeooo:paragraph-rsid="00169140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Montserrat" officeooo:rsid="00169140" officeooo:paragraph-rsid="00169140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order-top="0.06pt solid #000000" fo:border-bottom="0.06pt solid #000000" fo:border-left="none" fo:border-right="none" fo:padding="0.51mm"/>
      </style:header-style>
      <style:footer-style>
        <style:header-footer-properties fo:min-height="0mm" fo:margin-left="0mm" fo:margin-right="0mm" fo:margin-top="4.99mm" fo:border-top="0.06pt solid #000000" fo:border-bottom="0.06pt solid #000000" fo:border-left="none" fo:border-right="none" fo:padding="0.51mm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Shamirs Webservice <text:s text:c="91"/><text:date style:data-style-name="N84" text:date-value="2021-03-10T16:29:15.519000068">2021-03-10</text:date></text:p>
      </style:header>
      <style:footer>
        <text:p text:style-name="MP2">- <text:page-number text:select-page="current">4</text:page-number><text:s/>/ <text:page-count>7</text:page-count><text:s/>-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5T15:55:12.569000000</meta:creation-date>
    <dc:date>2021-03-10T16:29:15.442000000</dc:date>
    <meta:editing-duration>PT4H22M21S</meta:editing-duration>
    <meta:editing-cycles>31</meta:editing-cycles>
    <meta:generator>LibreOffice/6.4.6.2$Windows_X86_64 LibreOffice_project/0ce51a4fd21bff07a5c061082cc82c5ed232f115</meta:generator>
    <meta:document-statistic meta:table-count="1" meta:image-count="0" meta:object-count="0" meta:page-count="7" meta:paragraph-count="108" meta:word-count="1070" meta:character-count="7227" meta:non-whitespace-character-count="6158"/>
  </office:meta>
</office:document-meta>
</file>